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bd4" officeooo:paragraph-rsid="00174bd4"/>
    </style:style>
    <style:style style:name="P2" style:family="paragraph" style:parent-style-name="Standard">
      <style:text-properties officeooo:rsid="00174bd4" officeooo:paragraph-rsid="0018ab21"/>
    </style:style>
    <style:style style:name="P3" style:family="paragraph" style:parent-style-name="Standard">
      <style:text-properties officeooo:rsid="001f1030" officeooo:paragraph-rsid="001f1030"/>
    </style:style>
    <style:style style:name="P4" style:family="paragraph" style:parent-style-name="Standard">
      <style:text-properties officeooo:rsid="0020bf53" officeooo:paragraph-rsid="0020bf53"/>
    </style:style>
    <style:style style:name="P5" style:family="paragraph" style:parent-style-name="Standard">
      <style:text-properties officeooo:rsid="0020bf53" officeooo:paragraph-rsid="0022e7a7"/>
    </style:style>
    <style:style style:name="P6" style:family="paragraph" style:parent-style-name="Standard">
      <style:text-properties officeooo:rsid="002111f2" officeooo:paragraph-rsid="002111f2"/>
    </style:style>
    <style:style style:name="P7" style:family="paragraph" style:parent-style-name="Standard">
      <style:text-properties officeooo:rsid="0028a88d" officeooo:paragraph-rsid="00237661"/>
    </style:style>
    <style:style style:name="P8" style:family="paragraph" style:parent-style-name="Standard">
      <style:text-properties officeooo:rsid="00174bd4" officeooo:paragraph-rsid="00174bd4"/>
    </style:style>
    <style:style style:name="P9" style:family="paragraph" style:parent-style-name="Standard">
      <style:text-properties officeooo:rsid="00174bd4" officeooo:paragraph-rsid="0036343c"/>
    </style:style>
    <style:style style:name="P10" style:family="paragraph" style:parent-style-name="Standard">
      <style:text-properties officeooo:rsid="002f839e" officeooo:paragraph-rsid="002f839e"/>
    </style:style>
    <style:style style:name="P11" style:family="paragraph" style:parent-style-name="Standard">
      <style:text-properties officeooo:rsid="002f839e" officeooo:paragraph-rsid="0034550f"/>
    </style:style>
    <style:style style:name="P12" style:family="paragraph" style:parent-style-name="Standard">
      <style:text-properties officeooo:rsid="002f839e" officeooo:paragraph-rsid="0036343c"/>
    </style:style>
    <style:style style:name="P13" style:family="paragraph" style:parent-style-name="Standard">
      <style:text-properties officeooo:rsid="0031b811" officeooo:paragraph-rsid="0031b811"/>
    </style:style>
    <style:style style:name="P14" style:family="paragraph" style:parent-style-name="Standard">
      <style:text-properties officeooo:rsid="0031b811" officeooo:paragraph-rsid="0034550f"/>
    </style:style>
    <style:style style:name="P15" style:family="paragraph" style:parent-style-name="Standard">
      <style:text-properties officeooo:rsid="0031b811" officeooo:paragraph-rsid="0036343c"/>
    </style:style>
    <style:style style:name="P16" style:family="paragraph" style:parent-style-name="Standard">
      <style:text-properties officeooo:rsid="001f1030" officeooo:paragraph-rsid="001a64c2"/>
    </style:style>
    <style:style style:name="T1" style:family="text">
      <style:text-properties fo:color="#800000"/>
    </style:style>
    <style:style style:name="T2" style:family="text">
      <style:text-properties fo:color="#800000" officeooo:rsid="00203b5b"/>
    </style:style>
    <style:style style:name="T3" style:family="text">
      <style:text-properties officeooo:rsid="00203b5b"/>
    </style:style>
    <style:style style:name="T4" style:family="text">
      <style:text-properties officeooo:rsid="0022e7a7"/>
    </style:style>
    <style:style style:name="T5" style:family="text">
      <style:text-properties officeooo:rsid="002a65da"/>
    </style:style>
    <style:style style:name="T6" style:family="text">
      <style:text-properties officeooo:rsid="002ccf26"/>
    </style:style>
    <style:style style:name="T7" style:family="text">
      <style:text-properties officeooo:rsid="002f839e"/>
    </style:style>
    <style:style style:name="T8" style:family="text">
      <style:text-properties officeooo:rsid="00334577"/>
    </style:style>
    <style:style style:name="T9" style:family="text">
      <style:text-properties officeooo:rsid="0034550f"/>
    </style:style>
    <style:style style:name="T10" style:family="text">
      <style:text-properties officeooo:rsid="0036343c"/>
    </style:style>
    <style:style style:name="T11" style:family="text">
      <style:text-properties officeooo:rsid="0036a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J<text:span text:style-name="T7">Task</text:span></text:p>
      <text:p text:style-name="P8"/>
      <text:p text:style-name="P8">1. <text:span text:style-name="T7">Write a Java method to find the smallest number among three numbers.</text:span></text:p>
      <text:p text:style-name="P10">Difficulty = Easy</text:p>
      <text:p text:style-name="P10">Category = Relational</text:p>
      <text:p text:style-name="P10">MethodNameCheck = False</text:p>
      <text:p text:style-name="P10">ArgumentCheck = True</text:p>
      <text:p text:style-name="P10">ArgumentNameCheck = False</text:p>
      <text:p text:style-name="P13">CustomTask = False</text:p>
      <text:p text:style-name="P13"/>
      <text:p text:style-name="P13">--Test Cases--</text:p>
      <text:p text:style-name="P13">NumTestCases = 5</text:p>
      <text:p text:style-name="P13">InputTypes:[double, double, double] </text:p>
      <text:p text:style-name="P13">Input: [1, 2 , 3]<text:tab/>Output: [1]</text:p>
      <text:p text:style-name="P13">Input: [5, 2 , 3]<text:tab/>Output: [<text:span text:style-name="T8">2</text:span>]</text:p>
      <text:p text:style-name="P13">Input: [10, 5 , 3]<text:tab/>Output: [<text:span text:style-name="T8">3</text:span>]</text:p>
      <text:p text:style-name="P13">Input: [0, 10 , -50]<text:tab/>Output: [<text:span text:style-name="T8">-50</text:span>]</text:p>
      <text:p text:style-name="P13">Input: [6000, 5000 , 2000]<text:tab/>Output: [2000]</text:p>
      <text:p text:style-name="P13"/>
      <text:p text:style-name="P2">2. <text:span text:style-name="T9">Write a Java method to compute the average of three numbers</text:span></text:p>
      <text:p text:style-name="P11">Difficulty = Easy</text:p>
      <text:p text:style-name="P11">Category = <text:span text:style-name="T9">Math</text:span></text:p>
      <text:p text:style-name="P11">MethodNameCheck = False</text:p>
      <text:p text:style-name="P11">ArgumentCheck = True</text:p>
      <text:p text:style-name="P11">ArgumentNameCheck = False</text:p>
      <text:p text:style-name="P14">CustomTask = False</text:p>
      <text:p text:style-name="P14"/>
      <text:p text:style-name="P14">--Test Cases--</text:p>
      <text:p text:style-name="P14">NumTestCases = 5</text:p>
      <text:p text:style-name="P14">InputTypes:[double, double, double] </text:p>
      <text:p text:style-name="P14">Input: [1, 2 , 3]<text:tab/>Output: [<text:span text:style-name="T9">2</text:span>]</text:p>
      <text:p text:style-name="P14">Input: [5, 2 , 3]<text:tab/>Output: [<text:span text:style-name="T9">3.33</text:span>]</text:p>
      <text:p text:style-name="P14">Input: [10, 5 , 3]<text:tab/>Output: [<text:span text:style-name="T9">6</text:span>]</text:p>
      <text:p text:style-name="P14">Input: [0, 10 , -50]<text:tab/>Output: [<text:span text:style-name="T8">-13.33</text:span>]</text:p>
      <text:p text:style-name="P14">Input: [6000, 5000 , <text:span text:style-name="T10">1</text:span>000]<text:tab/>Output: [<text:span text:style-name="T10">3</text:span>000]</text:p>
      <text:p text:style-name="P14"/>
      <text:p text:style-name="P9"><text:span text:style-name="T10">3</text:span>. <text:span text:style-name="T9">Write a Java method to count all the words in a string.</text:span></text:p>
      <text:p text:style-name="P12">Difficulty = <text:span text:style-name="T10">Medium</text:span></text:p>
      <text:p text:style-name="P12">Category = <text:span text:style-name="T10">String</text:span></text:p>
      <text:p text:style-name="P12">MethodNameCheck = False</text:p>
      <text:p text:style-name="P12">ArgumentCheck = True</text:p>
      <text:p text:style-name="P12">ArgumentNameCheck = False</text:p>
      <text:p text:style-name="P15">CustomTask = False</text:p>
      <text:p text:style-name="P15"/>
      <text:p text:style-name="P15">--Test Cases--</text:p>
      <text:p text:style-name="P15">NumTestCases = 5</text:p>
      <text:p text:style-name="P15">InputTypes:[<text:span text:style-name="T10">String</text:span>] </text:p>
      <text:p text:style-name="P15">Input: [“<text:span text:style-name="T10">The man walks</text:span>”]<text:tab/>Output: [<text:span text:style-name="T10">3</text:span>]</text:p>
      <text:p text:style-name="P15">Input: [“<text:span text:style-name="T10">a a a a a a a a a a</text:span>”]<text:tab/>Output: [<text:span text:style-name="T10">10</text:span>]</text:p>
      <text:p text:style-name="P15"><text:soft-page-break/>Input: [“<text:span text:style-name="T10">1 2 3 4 5 6</text:span>”]<text:tab/>Output: [<text:span text:style-name="T9">6</text:span>]</text:p>
      <text:p text:style-name="P15">Input: [“<text:span text:style-name="T10">dog</text:span>”]<text:tab/>Output: [<text:span text:style-name="T10">1</text:span>]</text:p>
      <text:p text:style-name="P15">Input: [“<text:span text:style-name="T10">The brave 300 fought the Persians.</text:span>”]<text:tab/>Output: [<text:span text:style-name="T10">6</text:span>]</text:p>
      <text:p text:style-name="P16"/>
      <text:p text:style-name="P3"><text:span text:style-name="T11">4</text:span>. Define <text:span text:style-name="T3">a public static method</text:span> name<text:span text:style-name="T3">d</text:span> [<text:span text:style-name="T2">calc</text:span><text:span text:style-name="T1">this</text:span>] with <text:span text:style-name="T3">2 integer </text:span>parameters.<text:span text:style-name="T3"> You may name the the parameters. The method must [</text:span><text:span text:style-name="T2">return</text:span><text:span text:style-name="T3">] the [</text:span><text:span text:style-name="T2">product</text:span><text:span text:style-name="T3">] of the integers and it must be an integer.</text:span></text:p>
      <text:p text:style-name="P4">-- public static <text:span text:style-name="T1">int</text:span> <text:span text:style-name="T1">calcthis</text:span>(<text:span text:style-name="T1">int</text:span> x, <text:span text:style-name="T1">int</text:span> y){</text:p>
      <text:p text:style-name="P4"><text:s text:c="6"/><text:span text:style-name="T1">return</text:span> (x <text:span text:style-name="T1">*</text:span> y);</text:p>
      <text:p text:style-name="P4"><text:s text:c="3"/>}</text:p>
      <text:p text:style-name="P4"/>
      <text:p text:style-name="P5"><text:span text:style-name="T11">5.</text:span> Define a public static method named [<text:span text:style-name="T1">stringthis</text:span>] with [<text:span text:style-name="T1">3</text:span>] string parameters.<text:span text:style-name="T4"> </text:span>You may name the <text:span text:style-name="T4">parameters</text:span>. <text:s/>The method must NOT return a value. The method must <text:span text:style-name="T6">print out </text:span>the concatention of the the strings entered as ar<text:span text:style-name="T4">guments</text:span>.</text:p>
      <text:p text:style-name="P6">-- public static <text:span text:style-name="T1">void</text:span> <text:span text:style-name="T1">stringthis</text:span>(<text:span text:style-name="T1">String</text:span> x, <text:span text:style-name="T1">String</text:span> y, <text:span text:style-name="T1">String</text:span> z){</text:p>
      <text:p text:style-name="P6"><text:s text:c="6"/><text:span text:style-name="T1">System.out.println</text:span>(x +y + z);</text:p>
      <text:p text:style-name="P6"><text:s text:c="3"/>}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12:08.068659184</meta:creation-date>
    <dc:date>2017-03-31T23:45:27.831494242</dc:date>
    <meta:editing-duration>PT6H14M14S</meta:editing-duration>
    <meta:editing-cycles>17</meta:editing-cycles>
    <meta:generator>LibreOffice/5.3.1.2$Linux_X86_64 LibreOffice_project/30m0$Build-2</meta:generator>
    <meta:document-statistic meta:table-count="0" meta:image-count="0" meta:object-count="0" meta:page-count="2" meta:paragraph-count="54" meta:word-count="329" meta:character-count="1868" meta:non-whitespace-character-count="1574"/>
  </office:meta>
</office:document-meta>
</file>